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0FD6DF4D5F69595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106.75pt" svg:y="1224.82pt">
            <draw:image xlink:href="Pictures/10000000000001090000004F0FD6DF4D5F695952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9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November 2019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4:34:16.730593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7M3S</meta:editing-duration>
    <meta:editing-cycles>198</meta:editing-cycles>
    <meta:generator>LibreOffice/5.1.6.2$Linux_X86_64 LibreOffice_project/10m0$Build-2</meta:generator>
    <dc:date>2019-11-01T14:55:44.284557744</dc:date>
    <meta:printed-by>Tobias Hinz</meta:printed-by>
    <meta:print-date>2014-02-13T10:11:59.34</meta:print-date>
    <meta:document-statistic meta:table-count="1" meta:cell-count="100" meta:object-count="1"/>
    <meta:user-defined meta:name="Info 1"/>
    <meta:user-defined meta:name="Info 2"/>
    <meta:user-defined meta:name="Info 3"/>
    <meta:user-defined meta:name="Info 4"/>
  </office:meta>
</office:document-meta>
</file>